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209cm" style:rel-column-width="20713*"/>
    </style:style>
    <style:style style:name="Tabelle1.B" style:family="table-column">
      <style:table-column-properties style:column-width="11.273cm" style:rel-column-width="4482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371cm" style:rel-column-width="4746*"/>
    </style:style>
    <style:style style:name="Tabelle4.B" style:family="table-column">
      <style:table-column-properties style:column-width="2.977cm" style:rel-column-width="1688*"/>
    </style:style>
    <style:style style:name="Tabelle4.C" style:family="table-column">
      <style:table-column-properties style:column-width="5.133cm" style:rel-column-width="2910*"/>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8" style:family="paragraph" style:parent-style-name="Contents_20_1">
      <style:paragraph-properties>
        <style:tab-stops>
          <style:tab-stop style:position="17.537cm" style:type="right" style:leader-style="dotted" style:leader-text="."/>
        </style:tab-stops>
      </style:paragraph-properties>
    </style:style>
    <style:style style:name="P9" style:family="paragraph" style:parent-style-name="Contents_20_2">
      <style:paragraph-properties>
        <style:tab-stops>
          <style:tab-stop style:position="17.037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7">
      <style:text-properties fo:font-size="10pt"/>
    </style:style>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ack:tag</text:p>
      <text:p text:style-name="P5">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1 (pack:tag 3.5)</text:p>
      <text:p text:style-name="Standard">Released: 2008-04-17</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http://creativecommons.org/licenses/by-nc-sa/2.0/de/</text:a></text:p>
      <text:p text:style-name="Standard"/>
      <text:p text:style-name="Standard">Found errors, typos or got some suggestions?</text:p>
      <text:p text:style-name="Standard">Please mail me to danielgalan at users dot sourceforge dot com, I heartily appreciate contributions.</text:p>
      <text:p text:style-name="Standard"/>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8">Introduction<text:tab/>3</text:p>
          <text:p text:style-name="P9">Resources<text:tab/>3</text:p>
          <text:p text:style-name="P9">Minification<text:tab/>3</text:p>
          <text:p text:style-name="P9">Compression<text:tab/>4</text:p>
          <text:p text:style-name="P9">Caching<text:tab/>4</text:p>
          <text:p text:style-name="P9">Combination<text:tab/>4</text:p>
          <text:p text:style-name="P8">pack:tag<text:tab/>5</text:p>
          <text:p text:style-name="P9">Features<text:tab/>5</text:p>
          <text:p text:style-name="P9">Requirements<text:tab/>5</text:p>
          <text:p text:style-name="P9">Integration<text:tab/>5</text:p>
          <text:p text:style-name="P9">Usage<text:tab/>6</text:p>
          <text:p text:style-name="P9">Configuration<text:tab/>8</text:p>
          <text:p text:style-name="P9">Configuration Options<text:tab/>8</text:p>
          <text:p text:style-name="P8">PackStrategies<text:tab/>10</text:p>
          <text:p text:style-name="P9">Available PackStrategies<text:tab/>10</text:p>
          <text:p text:style-name="P9">Setting the PackStrategy<text:tab/>11</text:p>
          <text:p text:style-name="P9">Developing own PackStrategies<text:tab/>11</text:p>
          <text:p text:style-name="P8">Best practices and FAQ<text:tab/>11</text:p>
          <text:p text:style-name="P9">Cloaking resources<text:tab/>11</text:p>
          <text:p text:style-name="P9">Gzipping dynamic content like HTML (GzipFilter)<text:tab/>12</text:p>
          <text:p text:style-name="P9">Combined Resources mistakes<text:tab/>12</text:p>
          <text:p text:style-name="P9">Ending semicolon in JavaScript<text:tab/>13</text:p>
          <text:p text:style-name="P9">Exploded/unexploded war<text:tab/>13</text:p>
          <text:p text:style-name="P9">JavaScript libraries<text:tab/>14</text:p>
          <text:p text:style-name="P9">Manual cache emptying<text:tab/>14</text:p>
          <text:p text:style-name="P8">Appendix<text:tab/>14</text:p>
          <text:p text:style-name="P9">Thanks<text:tab/>14</text:p>
          <text:p text:style-name="P9">Licenses<text:tab/>14</text:p>
          <text:p text:style-name="P9">Similar projects<text:tab/>14</text:p>
          <text:p text:style-name="P9">Tools<text:tab/>15</text:p>
          <text:p text:style-name="P9">Further readings and links<text:tab/>15</text:p>
          <text:p text:style-name="P9">Additional Sources<text:tab/>15</text:p>
          <text:p text:style-name="P9">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text:style-name="L1">
        <text:list-item>
          <text:p text:style-name="P11"><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1"><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http://www.alistapart.com/articles/sprites</text:a>)</text:p>
        </text:list-item>
        <text:list-item>
          <text:p text:style-name="P11"><text:span text:style-name="T1">CSS</text:span><text:line-break/>CSS Files are static and written during development time. You can apply minification, compression and caching of the packed resources to save bandwidth and CPU.</text:p>
        </text:list-item>
        <text:list-item>
          <text:p text:style-name="P11"><text:span text:style-name="T1">JavaScript</text:span><text:line-break/>To a JavaScript file apply the same conditions and rules as to CSS files.</text:p>
        </text:list-item>
        <text:list-item>
          <text:p text:style-name="P11"><text:span text:style-name="T1">Objects</text:span> (Flash, JavaFx, Java Applet, ..)<text:line-break/>Embedded Object like Java Applets are usually already compressed. You can not change the inner working from outside, so you have to deploy it as-is.</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Standard"/>
      <text:p text:style-name="Standard">Let's look at an example, the following JavaScript file is not minified:</text:p>
      <text:p text:style-name="Code">var ajax = {<text:line-break/><text:line-break/><text:soft-pag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Heading_20_2"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3" text:outline-level="1">pack:tag</text:h>
      <text:h text:style-name="Heading_20_2" text:outline-level="2">Features</text:h>
      <text:p text:style-name="Standard">pack:tag offers many advantages to your development and deployment:</text:p>
      <text:list text:style-name="L2">
        <text:list-item>
          <text:p text:style-name="P12">Minification of JavaScript and Cascading Style Sheets</text:p>
        </text:list-item>
        <text:list-item>
          <text:p text:style-name="P12">Caching to memory (default) or file system</text:p>
        </text:list-item>
        <text:list-item>
          <text:p text:style-name="P12">The minified content is delivered gzipped (memory)</text:p>
        </text:list-item>
        <text:list-item>
          <text:p text:style-name="P12">Combination of resources</text:p>
        </text:list-item>
        <text:list-item>
          <text:p text:style-name="P12">Combination of subdirectories (wildcard syntax)</text:p>
        </text:list-item>
        <text:list-item>
          <text:p text:style-name="P12">External resources can be packed and then served locally</text:p>
        </text:list-item>
        <text:list-item>
          <text:p text:style-name="P12">Cached resources are updated automatically on change</text:p>
        </text:list-item>
        <text:list-item>
          <text:p text:style-name="P12">Minification and compression adjustable on single resources</text:p>
        </text:list-item>
        <text:list-item>
          <text:p text:style-name="P12">Relative path support (memory)</text:p>
        </text:list-item>
        <text:list-item>
          <text:p text:style-name="P12">Charset support</text:p>
        </text:list-item>
        <text:list-item>
          <text:p text:style-name="P12">Strict XHTML conformity</text:p>
        </text:list-item>
        <text:list-item>
          <text:p text:style-name="P12">Apache Standard taglib support for evaluations</text:p>
        </text:list-item>
        <text:list-item>
          <text:p text:style-name="P12">Advanced caching techniques (etag configuration, 304 status header, expire header, ..)</text:p>
        </text:list-item>
        <text:list-item>
          <text:p text:style-name="P12">No resource will be written out twice</text:p>
        </text:list-item>
        <text:list-item>
          <text:p text:style-name="P12">Cloaking of resources</text:p>
        </text:list-item>
        <text:list-item>
          <text:p text:style-name="P12">Caching Provider are pluggable (Ehcache Provider is included)</text:p>
        </text:list-item>
      </text:list>
      <text:p text:style-name="Standard"/>
      <text:p text:style-name="Standard">Benefits you get when compressing static resources with pack:tag:</text:p>
      <text:list text:style-name="L3">
        <text:list-item>
          <text:p text:style-name="P13">Reduced bandwidth</text:p>
        </text:list-item>
        <text:list-item>
          <text:p text:style-name="P13">Reduced number of requests</text:p>
        </text:list-item>
        <text:list-item>
          <text:p text:style-name="P13">Faster loading time for the client</text:p>
        </text:list-item>
        <text:list-item>
          <text:p text:style-name="P13">Browser caching side-effects of JavaScript files solved</text:p>
        </text:list-item>
        <text:list-item>
          <text:p text:style-name="P13">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text:style-name="L4">
        <text:list-item>
          <text:p text:style-name="P14">Java VM 1.4 or higher</text:p>
        </text:list-item>
        <text:list-item>
          <text:p text:style-name="P14">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text:a xlink:type="simple" xlink:href="http://www.sourceforge.net/projects/packtag">http://www.sourceforge.net/projects/packtag</text:a></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ext:soft-page-break/>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in progress, pom descriptors are available, but pack:tag is not uploaded to a maven repository yet.</text:p>
      <text:p text:style-name="Standard">Until then you have to install the library by yourself to your local repository:</text:p>
      <text:p text:style-name="Code">mvn install:install-file -DgroupId=net.sf.packtag -DartifactId=packtag-core <text:s/>-Dpackaging=jar -Dversion=x.y -Dfile=packtag-x.y.jar</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Contextpath</text:h>
      <text:p text:style-name="Standard">You can point to a file directly from the root of your contextpath, that means starting with a leading slash:</text:p>
      <text:p text:style-name="Code"><text:soft-page-break/>&lt;pack:script src="/js/util/common.js"/&gt;</text:p>
      <text:p text:style-name="Standard">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lt;pack:script src="/js/tracking.js"/&gt;<text:line-break/>&lt;pack:script src="/js/edges.js"/&gt;</text:p>
      <text:p text:style-name="Standard"><text:soft-page-break/>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cache.provider</text:p>
          </table:table-cell>
          <table:table-cell table:style-name="Tabelle4.A2" office:value-type="string">
            <text:p text:style-name="Table_20_Contents">Classname to CacheProvider implementing Class</text:p>
          </table:table-cell>
          <table:table-cell table:style-name="Tabelle4.C2" office:value-type="string">
            <text:p text:style-name="Table_20_Contents">DefaultCacheProvider</text:p>
          </table:table-cell>
        </table:table-row>
        <table:table-row>
          <table:table-cell table:style-name="Tabelle4.A2" office:value-type="string">
            <text:p text:style-name="Table_20_Contents">cache.provider.path</text:p>
          </table:table-cell>
          <table:table-cell table:style-name="Tabelle4.A2" office:value-type="string">
            <text:p text:style-name="Table_20_Contents">valid path</text:p>
            <text:p text:style-name="Table_20_Contents"><text:soft-page-break/>(Only applicable for EhcacheCacheProvider)</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PackStrategy implementing Class</text:p>
          </table:table-cell>
          <table:table-cell table:style-name="Tabelle4.C2" office:value-type="string">
            <text:p text:style-name="Table_20_Contents">JavaScript: JsminPackStrategy</text:p>
            <text:p text:style-name="Table_20_Contents">Css: IBloomCssPackStrategy</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text:soft-page-break/>cache.servlet.combined.js.path=js</text:p>
      <text:p text:style-name="Standard">Example: Same applies to CSS files, for the directory "/css/combined" write the following:</text:p>
      <text:p text:style-name="Code">cache.servlet.combined.style.path=css/combined</text:p>
      <text:h text:style-name="Heading_20_3" text:outline-level="3">cache.provider</text:h>
      <text:p text:style-name="Standard">Packed resources are efficiently cached in pack:tag. The DefaultCacheProvider works perfectly, but a different CacheProvider can be plugged into pack:tag. This might be useful if you already have a cache framework and you want even finer access.</text:p>
      <text:h text:style-name="Heading_20_3" text:outline-level="3">cache.provider.path</text:h>
      <text:p text:style-name="Standard">The path to an ehcache configuration file. This setting is only applicable when "cache.provider" is set to EhcacheProvider.</text:p>
      <text:p text:style-name="Standard">The SingletonEhcacheProvider, in contrast, uses the single CacheManager approach, and searches for the configuration-file in the classpath. Check the ehcache documentation for more information.</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ext:soft-page-break/>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p text:style-name="Standard"/>
      <text:h text:style-name="P3"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http://www.ibloomstudios.com/articles/php_css_compressor</text:a></text:p>
      <text:p text:style-name="Standard">Licence: None</text:p>
      <text:h text:style-name="Heading_20_3" text:outline-level="3">YuiCompressor</text:h>
      <text:p text:style-name="Standard">Resource type: JavaScript</text:p>
      <text:p text:style-name="Standard">Class: net.sf.packtag.implementation.yui.YuiCompressorPackStrategy</text:p>
      <text:p text:style-name="Standard">Author: Julien Lecomte</text:p>
      <text:p text:style-name="Standard">Website: <text:a xlink:type="simple" xlink:href="http://www.julienlecomte.net/yuicompressor">http://www.julienlecomte.net/yuicompressor</text:a></text:p>
      <text:p text:style-name="Standard">Licence: BSD</text:p>
      <text:p text:style-name="Standard"/>
      <text:p text:style-name="Standard">Notice that the YuiCompressor depends on Mozilla Rhino (<text:a xlink:type="simple" xlink:href="http://www.mozilla.org/rhino">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http://www.julienlecomte.net/blog/2007/08/14</text:a> (announcement), <text:a xlink:type="simple" xlink:href="http://foohack.com/">http://foohack.com</text:a></text:p>
      <text:p text:style-name="Standard">Licence: BSD</text:p>
      <text:p text:style-name="Standard"/>
      <text:p text:style-name="Standard">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
      <text:p text:style-name="Standard">Notice that you need to download the jawr library to use this PackStrategy.</text:p>
      <text:h text:style-name="Heading_20_2" text:outline-level="2"><text:soft-page-break/>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3"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hat were needed on the current page. As honorable this seems, it produces larger downloads.</text:p>
      <text:p text:style-name="Standard"><text:soft-page-break/>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text:style-name="L5">
        <text:list-item>
          <text:p text:style-name="P15">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5">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5">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minification, or later on client side. So I advice you to write clean code.</text:p>
      <text:p text:style-name="Standard">The same rules apply to other elements like curly braces.</text:p>
      <text:h text:style-name="Heading_20_2" text:outline-level="2"><text:soft-page-break/>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text:style-name="L6">
        <text:list-item>
          <text:p text:style-name="P16"><text:a xlink:type="simple" xlink:href="http://dev.rubyonrails.org/ticket/7311">http://dev.rubyonrails.org/ticket/7311</text:a></text:p>
        </text:list-item>
        <text:list-item>
          <text:p text:style-name="P16"><text:a xlink:type="simple" xlink:href="http://andrewdupont.net/2007/02/26/packing-prototype">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3" text:outline-level="1">Appendix</text:h>
      <text:h text:style-name="Heading_20_2" text:outline-level="2">Thanks</text:h>
      <text:p text:style-name="Standard">In alphabetically order:</text:p>
      <text:list text:style-name="L7">
        <text:list-item>
          <text:p text:style-name="P18">Dr. Michael Sievers</text:p>
        </text:list-item>
        <text:list-item>
          <text:p text:style-name="P18">frenchyooy@sf.net</text:p>
        </text:list-item>
        <text:list-item>
          <text:p text:style-name="P17">qxo@sf.net</text:p>
        </text:list-item>
        <text:list-item>
          <text:p text:style-name="P18">Ryan Gardner</text:p>
        </text:list-item>
        <text:list-item>
          <text:p text:style-name="P17">Sicke Westerdijk</text:p>
        </text:list-item>
        <text:list-item>
          <text:p text:style-name="P17">Stuart Batty</text:p>
        </text:list-item>
        <text:list-item>
          <text:p text:style-name="P18">Tarun Reddy</text:p>
        </text:list-item>
        <text:list-item>
          <text:p text:style-name="P17">Thomas Duerr</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text:a xlink:type="simple" xlink:href="http://www.gnu.org/licenses/old-licenses/lgpl-2.1.html">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dev.java.net/">https://jawr.dev.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http://code.google.com/p/bundle-fu/</text:a></text:p>
      <text:h text:style-name="Heading_20_2" text:outline-level="2">Tools</text:h>
      <text:p text:style-name="Standard">No article to website optimization would be complete without mentioning the most outstanding web development tools:</text:p>
      <text:list text:style-name="L8">
        <text:list-item>
          <text:p text:style-name="P19">FireBug - <text:a xlink:type="simple" xlink:href="http://www.getfirebug.com/">http://www.getfirebug.com</text:a><text:line-break/>THE web development inspection and analysis tool</text:p>
        </text:list-item>
        <text:list-item>
          <text:p text:style-name="P19"><text:soft-page-break/>YSlow - <text:a xlink:type="simple" xlink:href="http://developer.yahoo.com/yslow">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text:style-name="L9">
        <text:list-item>
          <text:p text:style-name="P20"><text:a xlink:type="simple" xlink:href="http://stevesouders.com/hpws">http://stevesouders.com/hpws</text:a><text:line-break/>14 Rules for Faster-Loading Web Sites, from the book High Performance Web Sites by Steve Souders. Worth reading (covers the yslow rules).</text:p>
        </text:list-item>
        <text:list-item>
          <text:p text:style-name="P20"><text:a xlink:type="simple" xlink:href="http://www.slideshare.net/stoyan/high-performance-web-pages-20-new-best-practices">http://www.slideshare.net/stoyan/high-performance-web-pages-20-new-best-practices</text:a><text:line-break/>High Performance Web Pages Presentation, 20 new rules by Yahoo</text:p>
        </text:list-item>
        <text:list-item>
          <text:p text:style-name="P20"><text:a xlink:type="simple" xlink:href="http://www.alistapart.com/articles/sprites">http://www.alistapart.com/articles/sprites</text:a><text:line-break/>Explaination of image combination in CSS, called sprites.</text:p>
        </text:list-item>
        <text:list-item>
          <text:p text:style-name="P20"><text:a xlink:type="simple" xlink:href="http://dean.edwards.name/packer">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text:style-name="L10">
        <text:list-item>
          <text:p text:style-name="P21"><text:a xlink:type="simple" xlink:href="http://blog.augmentedfragments.com/2008/01/compressing-and-obfuscating-javascript.html">http://blog.augmentedfragments.com/2008/01/compressing-and-obfuscating-javascript.html</text:a></text:p>
        </text:list-item>
        <text:list-item>
          <text:p text:style-name="P21"><text:a xlink:type="simple" xlink:href="http://www.selfcontained.us/2008/02/29/combine-your-js-and-css-files-with-packtag/">http://www.selfcontained.us/2008/02/29/combine-your-js-and-css-files-with-packtag/</text:a></text:p>
        </text:list-item>
      </text:list>
      <text:p text:style-name="Standard">Miscellaneous:</text:p>
      <text:list text:style-name="L11">
        <text:list-item>
          <text:p text:style-name="P22">pack:tag on ohloh - <text:a xlink:type="simple" xlink:href="http://www.ohloh.net/projects/7677">http://www.ohloh.net/projects/7677</text:a></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6"><text:a xlink:type="simple" xlink:href="http://www.sourceforge.net/projects/packtag">http://www.sourceforge.net/projects/packta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master-page-name="" style:default-outline-level="3">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class="text" style:master-page-name="" style:default-outline-level="4">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666666"/>
    </style:style>
    <style:page-layout style:name="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ck:tag - a packed guide to website performance optimization<text:tab/>Page <text:page-number text:select-page="current">18</text:page-number> / <text:page-count>1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ack:tag - a packed guide to website performance optimization</dc:title>
    <dc:subject>pack:tag</dc:subject>
    <meta:initial-creator>D G</meta:initial-creator>
    <meta:creation-date>2008-03-06T19:29:08</meta:creation-date>
    <dc:date>2008-11-23T14:30:05</dc:date>
    <meta:keyword>pack:tag minification compression javascript css website size optimization</meta:keyword>
    <meta:editing-cycles>1</meta:editing-cycles>
    <meta:editing-duration>PT0S</meta:editing-duration>
    <meta:user-defined meta:name="Info 1">Daniel Galán y Martins</meta:user-defined>
    <meta:user-defined meta:name="Info 2"/>
    <meta:user-defined meta:name="Info 3"/>
    <meta:user-defined meta:name="Info 4"/>
    <meta:document-statistic meta:table-count="4" meta:image-count="1" meta:object-count="0" meta:page-count="18" meta:paragraph-count="476" meta:word-count="4830" meta:character-count="31773"/>
  </office:meta>
</office:document-meta>
</file>